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</office:font-face-decls>
  <office:automatic-styles>
    <style:style style:name="P1" style:family="paragraph" style:parent-style-name="Standard">
      <style:text-properties style:font-name="Courier" fo:font-size="13.0pt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# PercolationSimulation</text:span></text:p>
      <text:p text:style-name="P1"><text:span text:style-name="T1">A module that simulates the 2D square lattice site percolation problem</text:span></text:p>
      <text:p text:style-name="P1"><text:span text:style-name="T1"/></text:p>
      <text:p text:style-name="P1"><text:span text:style-name="T1">The general problem of percolation is of considerable utility in modeling real world phenomena such as</text:span></text:p>
      <text:p text:style-name="P1"><text:span text:style-name="T1">the fluid flow in porous materials, and thermal and electrical conductivity. Consider an NxN lattice</text:span></text:p>
      <text:p text:style-name="P1"><text:span text:style-name="T1">with each element representing a site that can either be "open" or "closed". Such a system is said to</text:span></text:p>
      <text:p text:style-name="P1"><text:span text:style-name="T1">"percolate" when there is a continuous path of open sites connecting the top of the grid to the bottom.</text:span></text:p>
      <text:p text:style-name="P1"><text:span text:style-name="T1"/></text:p>
      <text:p text:style-name="P1"><text:span text:style-name="T1">The question then arises of what proportion of open sites 0&lt;p&lt;1 is required for a given system to be more </text:span></text:p>
      <text:p text:style-name="P1"><text:span text:style-name="T1">likely than not to percolate? This is called the percolation threshold. While this problem is succintly</text:span></text:p>
      <text:p text:style-name="P1"><text:span text:style-name="T1">stated and well defined, an analytical solution expressing this proportion has eluded researchers. </text:span></text:p>
      <text:p text:style-name="P1"><text:span text:style-name="T1">Therefore, numerical simulations are necessary to compute this and other properties of an idealized</text:span></text:p>
      <text:p text:style-name="P1"><text:span text:style-name="T1">percolation system. </text:span></text:p>
      <text:p text:style-name="P1"><text:span text:style-name="T1"/></text:p>
      <text:p text:style-name="P1"><text:span text:style-name="T1">This module provides an algorithm with time complexity proportional to **nlog\*(n)**, where **log\*n** is the </text:span></text:p>
      <text:p text:style-name="P1"><text:span text:style-name="T1">iterated logarithm function. The Percoalation class uses a Union-Find implementation on the back end to </text:span></text:p>
      <text:p text:style-name="P1"><text:span text:style-name="T1">assess whether a given system percolates. PercolationStats runs T repeated simulations of NxN percolation</text:span></text:p>
      <text:p text:style-name="P1"><text:span text:style-name="T1">systems to compute an estimate of percolation threshold, which has been found to be independent of</text:span></text:p>
      <text:p text:style-name="P1"><text:span text:style-name="T1">N, and equal to about 0.59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3.16</meta:generator>
  </office:meta>
</office:document-meta>
</file>